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Dag 1</text:p>
      <text:p text:style-name="Standaard">Wat ging er goed de begin van de website.</text:p>
      <text:p text:style-name="Standaard">Wat ga ik de volgend keer anders doen ik ga eerst de eerste link maken in plaats van alle 3 tegelijker tijd.</text:p>
      <text:p text:style-name="Standaard">Dag 2</text:p>
      <text:p text:style-name="Standaard">Wat ging er goed ik heb een paar dingen werkend gemaakt.</text:p>
      <text:p text:style-name="Standaard">Wat ga ik de<text:s/>volgende keer anders doen meer dingen opzoeken want ik zoek te weinig informatie op.</text:p>
      <text:p text:style-name="Standaard">Dag 3</text:p>
      <text:p text:style-name="Standaard">Wat ging er goed ik heb de afbeeldingen mooier gemaakt.</text:p>
      <text:p text:style-name="Standaard">Wat ga ik de volgende keer anders doen wanneer ik de galerij maak gebruik ik grid de<text:s/>volgende keer.</text:p>
      <text:p text:style-name="Standaard">Dag 4</text:p>
      <text:p text:style-name="Standaard">Wat ging er goed ik heb mijn galerij wat mooier gemaakt.</text:p>
      <text:p text:style-name="Standaard">Wat ga ik de volgende keer anders doen ik ga meer dingen testen want ik test te weinig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guzhan Arguden</meta:initial-creator>
    <dc:creator>Oguzhan Arguden</dc:creator>
    <meta:creation-date>2022-11-21T10:17:00Z</meta:creation-date>
    <dc:date>2022-11-30T08:01:00Z</dc:date>
    <meta:template xlink:href="Normal.dotm" xlink:type="simple"/>
    <meta:editing-cycles>4</meta:editing-cycles>
    <meta:editing-duration>PT960S</meta:editing-duration>
    <meta:document-statistic meta:page-count="1" meta:paragraph-count="1" meta:word-count="97" meta:character-count="631" meta:row-count="4" meta:non-whitespace-character-count="535"/>
  </office:meta>
</office:document-meta>
</file>